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4040653500474167783"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7405936754636485250"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8425033944741886847"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350071009085275648"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6288176519289384802" text:style-name="L5">
        <text:list-item>
          <text:list>
            <text:list-header>
              <text:p text:style-name="P61">0.75 mile splits: 9:06, 9:24, 8:13</text:p>
              <text:p text:style-name="P61">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25 miles</text:span></text:p>
      <text:p text:style-name="P11"><text:span text:style-name="T1">Warm up: </text:span>0.5 miles</text:p>
      <text:p text:style-name="P7">Run: <text:span text:style-name="T2">3.25 miles on slightly hilly roads, Average pace: 10:04/mile</text:span></text:p>
      <text:p text:style-name="P7">Warm down: <text:span text:style-name="T2">0.25 miles</text:span></text:p>
      <text:p text:style-name="P11"><text:s text:c="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3T16:40:48.16</dc:date>
    <dc:creator>James Lombardi</dc:creator>
    <meta:editing-duration>P4DT1H31M55S</meta:editing-duration>
    <meta:editing-cycles>384</meta:editing-cycles>
    <meta:generator>OpenOffice/4.1.2$Win32 OpenOffice.org_project/412m3$Build-9782</meta:generator>
    <meta:document-statistic meta:table-count="0" meta:image-count="0" meta:object-count="0" meta:page-count="54" meta:paragraph-count="1451" meta:word-count="15964" meta:character-count="79203"/>
  </office:meta>
</office:document-meta>
</file>